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Обычный" style:master-page-name="Standard">
      <style:paragraph-properties fo:text-align="center" style:justify-single-word="false" style:page-number="1" style:writing-mode="lr-tb"/>
    </style:style>
    <style:style style:name="P2" style:family="paragraph" style:parent-style-name="Обычный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 style:writing-mode="lr-tb"/>
    </style:style>
    <style:style style:name="P4" style:family="paragraph" style:parent-style-name="Обычный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5" style:family="paragraph" style:parent-style-name="Обычный">
      <style:paragraph-properties fo:text-align="end" style:justify-single-word="false" style:writing-mode="lr-tb"/>
    </style:style>
    <style:style style:name="P6" style:family="paragraph" style:parent-style-name="Обычный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2" style:list-style-name="WWNum1">
      <style:paragraph-properties fo:margin-left="0cm" fo:text-indent="0cm" style:auto-text-indent="false"/>
    </style:style>
    <style:style style:name="P10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Первая_20_строка_20_с_20_отступом_20__28_нумерованный_29_" style:list-style-name="WWNum2">
      <style:paragraph-properties fo:margin-left="0cm" fo:margin-right="0cm" fo:text-indent="1.251cm" style:auto-text-indent="false"/>
    </style:style>
    <style:style style:name="P12" style:family="paragraph" style:parent-style-name="Первая_20_строка_20_с_20_отступом_20__28_нумерованный_29_" style:list-style-name="">
      <style:paragraph-properties fo:margin-left="0cm" fo:margin-right="0cm" fo:text-indent="1.251cm" style:auto-text-indent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Первая_20_строка_20_с_20_отступом_20__28_нумерованный_29_" style:list-style-name="">
      <style:paragraph-properties fo:margin-left="0cm" fo:margin-right="0cm" fo:text-indent="1.251cm" style:auto-text-indent="false"/>
    </style:style>
    <style:style style:name="P14" style:family="paragraph" style:parent-style-name="Первая_20_строка_20_с_20_отступом_20__28_нумерованный_29_" style:list-style-name="">
      <style:paragraph-properties fo:margin-left="0cm" fo:margin-right="0cm" fo:margin-top="0cm" fo:margin-bottom="0.247cm" style:contextual-spacing="false" fo:text-indent="0cm" style:auto-text-indent="false" fo:break-before="page"/>
    </style:style>
    <style:style style:name="P15" style:family="paragraph" style:parent-style-name="Первая_20_строка_20_с_20_отступом_20__28_нумерованный_29_" style:list-style-name="">
      <style:paragraph-properties fo:margin-left="0cm" fo:margin-right="0cm" fo:text-indent="0cm" style:auto-text-indent="false"/>
    </style:style>
    <style:style style:name="P16" style:family="paragraph" style:parent-style-name="Первая_20_строка_20_с_20_отступом_20__28_нумерованный_29_" style:list-style-name="">
      <style:paragraph-properties fo:margin-left="0cm" fo:margin-right="0cm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Первая_20_строка_20_с_20_отступом_20__28_нумерованный_29_" style:list-style-name="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fo:language="ru" fo:country="RU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ОСКОВСКИЙ ГОСУДАРСТВЕННЫЙ ТЕХНИЧЕСКИЙ УНИВЕРСИТЕТ <text:line-break/>ИМ. Н.Э. БАУМАНА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1">Лабораторная работа №1 по дисциплине <text:line-break/>Языки Программирования</text:span><text:span text:style-name="T1"/></text:p>
      <text:p text:style-name="P3" loext:marker-style-name="T1"><text:span text:style-name="T1">Тема: Установка и настройка средств программирования</text:span><text:span text:style-name="T1"/></text:p>
      <text:p text:style-name="P2" loext:marker-style-name="T1"/>
      <text:p text:style-name="P2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5" loext:marker-style-name="T1"><text:span text:style-name="T1">Выполнил:</text:span><text:span text:style-name="T1"/></text:p>
      <text:p text:style-name="P5" loext:marker-style-name="T1"><text:span text:style-name="T1">Портузенков Ильяс Рафаэлевич</text:span><text:span text:style-name="T1"/></text:p>
      <text:p text:style-name="P5" loext:marker-style-name="T1"><text:span text:style-name="T1">Учебная группа:</text:span><text:span text:style-name="T1"/></text:p>
      <text:p text:style-name="P5" loext:marker-style-name="T1"><text:span text:style-name="T1">ИУ10-39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6" loext:marker-style-name="T1"><text:span text:style-name="T1">Дата написания: 10.09.24</text:span><text:span text:style-name="T1"/></text:p>
      <text:p text:style-name="P6" loext:marker-style-name="T1"><text:span text:style-name="T1">Дата сдачи: 13.09.24</text:span><text:span text:style-name="T1"/></text:p>
      <text:p text:style-name="P7" loext:marker-style-name="T2"/>
      <text:p text:style-name="P8" loext:marker-style-name="T3"><text:span text:style-name="T3">2025г.</text:span><text:span text:style-name="T3"/></text:p>
      <text:list text:style-name="WWNum1">
        <text:list-item>
          <text:list>
            <text:list-item>
              <text:h text:style-name="P9" text:outline-level="2" loext:marker-style-name="T4"><text:soft-page-break/><text:span text:style-name="T4">Цель работы</text:span><text:span text:style-name="T4"/></text:h>
            </text:list-item>
          </text:list>
        </text:list-item>
      </text:list>
      <text:p text:style-name="First_20_line_20_indent" loext:marker-style-name="T4"><text:span text:style-name="T4">Дать студентам практический навык установки интерпретатора языка программирования </text:span><text:span text:style-name="T5">Python, </text:span><text:span text:style-name="T6">системы контроля и управления версиями </text:span><text:span text:style-name="T5">Git, </text:span><text:span text:style-name="T6">интегрированной среды разработки </text:span><text:span text:style-name="T5">PyCharm </text:span><text:span text:style-name="T6">и подготовки простой программы на языке программирования </text:span><text:span text:style-name="T5">Python.</text:span></text:p>
      <text:p text:style-name="P10" loext:marker-style-name="T6"/>
      <text:list text:continue-numbering="true" text:style-name="WWNum1">
        <text:list-item>
          <text:list>
            <text:list-item>
              <text:h text:style-name="P9" text:outline-level="2" loext:marker-style-name="T4"><text:span text:style-name="T4">Задание</text:span><text:span text:style-name="T4"/></text:h>
            </text:list-item>
          </text:list>
        </text:list-item>
      </text:list>
      <text:list text:style-name="WWNum2">
        <text:list-item>
          <text:p text:style-name="P11"><text:span text:style-name="T4">Установить на компьютер интерпретатор языка программирования </text:span><text:span text:style-name="T5">Python. </text:span><text:span text:style-name="T6">Актуальную версию можно загрузить с официального сайта </text:span><text:a xlink:type="simple" xlink:href="https://python.org/" text:style-name="Internet_20_link" text:visited-style-name="Visited_20_Internet_20_Link"><text:span text:style-name="Internet_20_link"><text:span text:style-name="T5">https://python.org</text:span></text:span></text:a><text:span text:style-name="T5">.</text:span></text:p>
        </text:list-item>
        <text:list-item>
          <text:p text:style-name="P11" loext:marker-style-name="T7"><text:span text:style-name="T6">Установить на компьютер систему контроля управления версиями </text:span><text:span text:style-name="T5">Git.</text:span><text:span text:style-name="T6"> Актуальную версию можно загрузить с официального сайта</text:span><text:span text:style-name="T5"> </text:span><text:a xlink:type="simple" xlink:href="https://git-scm.com/" text:style-name="Internet_20_link" text:visited-style-name="Visited_20_Internet_20_Link"><text:span text:style-name="Internet_20_link"><text:span text:style-name="T5">https://git-scm.com</text:span></text:span></text:a><text:span text:style-name="T5">.</text:span></text:p>
        </text:list-item>
        <text:list-item>
          <text:p text:style-name="P11" loext:marker-style-name="T7"><text:span text:style-name="T6">Создать репозиторий на веб-платформе для хостинга проектов и совместной разработки с использованием системы контроля версий Git</text:span><text:span text:style-name="T5">Hub </text:span><text:a xlink:type="simple" xlink:href="https://github.com/" text:style-name="Internet_20_link" text:visited-style-name="Visited_20_Internet_20_Link"><text:span text:style-name="Internet_20_link"><text:span text:style-name="T5">https://github.com</text:span></text:span></text:a><text:span text:style-name="T5">.</text:span></text:p>
        </text:list-item>
        <text:list-item>
          <text:p text:style-name="P11" loext:marker-style-name="T7"><text:span text:style-name="T6">Установить интегрированную среду разработки </text:span><text:span text:style-name="T5">PyCharm. </text:span><text:span text:style-name="T6">Актуальную версию можно загрузить с официального сайта </text:span><text:a xlink:type="simple" xlink:href="https://jetbrains.com/pycharm" text:style-name="Internet_20_link" text:visited-style-name="Visited_20_Internet_20_Link"><text:span text:style-name="Internet_20_link"><text:span text:style-name="T5">https://jetbrains.com/pycharm</text:span></text:span></text:a><text:span text:style-name="T5">.</text:span></text:p>
        </text:list-item>
        <text:list-item>
          <text:p text:style-name="P11" loext:marker-style-name="T6"><text:span text:style-name="T6">Настроить в интегрированной среде разработки </text:span><text:span text:style-name="T5">PyCharm</text:span><text:span text:style-name="T6"> подключение<text:line-break/>к созданному репозиторию </text:span><text:span text:style-name="T5">GitHub.</text:span></text:p>
        </text:list-item>
        <text:list-item>
          <text:p text:style-name="P11" loext:marker-style-name="T6"><text:span text:style-name="T6">Создать проект программы выводящей в командную строку текст </text:span><text:span text:style-name="T5">“Hello Python!” </text:span><text:span text:style-name="T6">в локальном репозитории </text:span><text:span text:style-name="T5">Git </text:span><text:span text:style-name="T6">и отправить его в удаленный репозиторий<text:line-break/>на </text:span><text:span text:style-name="T5">GitHub.</text:span></text:p>
        </text:list-item>
      </text:list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3" loext:marker-style-name="T5"><text:span text:style-name="T5"><text:s text:c="2"/></text:span><text:span text:style-name="T5"/></text:p>
      <text:p text:style-name="P14" loext:marker-style-name="T8"><text:span text:style-name="T8">Ход работы</text:span><text:span text:style-name="T8"/></text:p>
      <text:p text:style-name="P15" loext:marker-style-name="T8"><text:span text:style-name="T8">1. </text:span><text:span text:style-name="T9">С официального сайта </text:span><text:span text:style-name="T10">python.org </text:span><text:span text:style-name="T9">скачиваем интерпретатор, запускаем установщик, обязательно ставим галочку в окошке «</text:span><text:span text:style-name="T10">add Python in PATH</text:span><text:span text:style-name="T9">» для удачной работы с </text:span><text:span text:style-name="T10">IDE PyCharm</text:span></text:p>
      <text:p text:style-name="P15" loext:marker-style-name="T10"><text:span text:style-name="T10">2. C </text:span><text:span text:style-name="T9">официального сайта </text:span><text:span text:style-name="T10">git-scm.com </text:span><text:span text:style-name="T9">скачиваем систему контроля версий </text:span><text:span text:style-name="T10">Git, </text:span><text:span text:style-name="T9">запускаем установщик</text:span></text:p>
      <text:p text:style-name="P15" loext:marker-style-name="T9"><text:span text:style-name="T9">3. Устанавливаем среду разработки </text:span><text:span text:style-name="T10">PyCharm Education Edition, </text:span><text:span text:style-name="T9">запускаем установщик, заходим в настройки, находим настройку </text:span><text:span text:style-name="T10">System Control </text:span><text:span text:style-name="T9">и подключаем наш аккаунт </text:span><text:span text:style-name="T10">GitHub</text:span></text:p>
      <text:p text:style-name="P15" loext:marker-style-name="T10"><text:span text:style-name="T10">4. </text:span><text:span text:style-name="T9">Создаём новый проект, создаём файл с расширением .</text:span><text:span text:style-name="T10">py, </text:span><text:span text:style-name="T9">который будет выводить в консоль «</text:span><text:span text:style-name="T10">Hello, Python</text:span><text:span text:style-name="T9">»</text:span></text:p>
      <text:p text:style-name="P15" loext:marker-style-name="T9"><text:span text:style-name="T9">5. При помощи кнопки </text:span><text:span text:style-name="T10">System Control </text:span><text:span text:style-name="T9">подключаем нашу рабочую ветку проекта с репозиторием</text:span></text:p>
      <text:p text:style-name="P15" loext:marker-style-name="T9"><text:span text:style-name="T9">6. Коммитим и пушим наши файлы в репозиторий.</text:span><text:span text:style-name="T9"/></text:p>
      <text:p text:style-name="P16" loext:marker-style-name="T9"/>
      <text:p text:style-name="P15" loext:marker-style-name="T8"><text:span text:style-name="T8">Приложение: </text:span><text:span text:style-name="T9">ссылка на код https://github.com/Ava-Khan/labaratory_work_01</text:span></text:p>
      <text:p text:style-name="P14" loext:marker-style-name="T8"><text:span text:style-name="T8">Вывод</text:span><text:span text:style-name="T8"/></text:p>
      <text:p text:style-name="P17" loext:marker-style-name="T9"><text:span text:style-name="T9">В ходе выполнения работы все задания выполнены, среду разработки настроили, репозиторий настроили, написали программу.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Заголовок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WWNum2" style:list-level="1"/>
    <style:style style:name="Обычный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g-nobold" style:family="text" style:parent-style-name="Основной_20_шрифт_20_абзаца"/>
    <style:style style:name="Strong_20_Emphasis" style:display-name="Strong Emphasis" style:family="text">
      <style:text-properties fo:font-weight="bold" style:font-weight-asian="bold" style:font-weight-complex="bold"/>
    </style:style>
    <style:style style:name="Символ_20_нумерации" style:display-name="Символ нумераци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anguage="en" fo:country="US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1:35:00</meta:creation-date>
    <meta:initial-creator>pclab</meta:initial-creator>
    <dc:language>ru-RU</dc:language>
    <meta:print-date>2014-03-24T11:52:00</meta:print-date>
    <dc:date>2025-10-17T23:01:10.384761100</dc:date>
    <meta:editing-cycles>6</meta:editing-cycles>
    <dc:title>Приложение 5</dc:title>
    <meta:editing-duration>PT17H49M31S</meta:editing-duration>
    <meta:generator>LibreOffice/25.8.1.1$Windows_X86_64 LibreOffice_project/54047653041915e595ad4e45cccea684809c77b5</meta:generator>
    <meta:document-statistic meta:table-count="0" meta:image-count="0" meta:object-count="0" meta:page-count="4" meta:paragraph-count="30" meta:word-count="280" meta:character-count="2260" meta:non-whitespace-character-count="2011"/>
    <meta:user-defined meta:name="AppVersion">15.0000</meta:user-defined>
    <meta:template xlink:type="simple" xlink:actuate="onRequest" xlink:title="Normal_x0000_" xlink:href=""/>
  </office:meta>
</office:document-meta>
</file>